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新竹市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新竹市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第11屆區域立法委員選舉新竹市選舉區候選人在各村(里)得票數一覽表</text:p>
          </table:table-cell>
          <table:covered-table-cell table:number-columns-repeated="16" table:style-name="ce1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7" table:number-rows-spanned="1">
            <text:p>各候選人得票情形</text:p>
          </table:table-cell>
          <table:covered-table-cell table:number-columns-repeated="6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7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趙福龍</text:p>
            <text:p>制度救世島</text:p>
          </table:table-cell>
          <table:table-cell table:style-name="ce1" office:value-type="string" calcext:value-type="string" table:number-columns-spanned="1" table:number-rows-spanned="3">
            <text:p>(2)</text:p>
            <text:p>楊清華</text:p>
            <text:p>司法改革黨</text:p>
          </table:table-cell>
          <table:table-cell table:style-name="ce1" office:value-type="string" calcext:value-type="string" table:number-columns-spanned="1" table:number-rows-spanned="3">
            <text:p>(3)</text:p>
            <text:p>柯美蘭</text:p>
            <text:p>無</text:p>
          </table:table-cell>
          <table:table-cell table:style-name="ce1" office:value-type="string" calcext:value-type="string" table:number-columns-spanned="1" table:number-rows-spanned="3">
            <text:p>(4)</text:p>
            <text:p>王榮德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林志潔</text:p>
            <text:p>民主進步黨</text:p>
          </table:table-cell>
          <table:table-cell table:style-name="ce1" office:value-type="string" calcext:value-type="string" table:number-columns-spanned="1" table:number-rows-spanned="3">
            <text:p>(6)</text:p>
            <text:p>邱顯智</text:p>
            <text:p>時代力量</text:p>
          </table:table-cell>
          <table:table-cell table:style-name="ce1" office:value-type="string" calcext:value-type="string" table:number-columns-spanned="1" table:number-rows-spanned="3">
            <text:p>(7)</text:p>
            <text:p>鄭正鈐</text:p>
            <text:p>中國國民黨</text:p>
          </table:table-cell>
          <table:covered-table-cell table:number-columns-repeated="8" table:style-name="ce1"/>
          <table:table-cell table:number-columns-repeated="1007"/>
        </table:table-row>
        <table:table-row table:style-name="ro1">
          <table:covered-table-cell table:number-columns-repeated="17" table:style-name="ce1"/>
          <table:table-cell table:number-columns-repeated="1007"/>
        </table:table-row>
        <table:table-row table:style-name="ro1">
          <table:covered-table-cell table:number-columns-repeated="17" table:style-name="ce1"/>
          <table:table-cell table:number-columns-repeated="1007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51663" calcext:value-type="float">
            <text:p>51,66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83298" calcext:value-type="float">
            <text:p>83,298</text:p>
          </table:table-cell>
          <table:table-cell table:style-name="ce3" office:value-type="float" office:value="33023" calcext:value-type="float">
            <text:p>33,023</text:p>
          </table:table-cell>
          <table:table-cell table:style-name="ce3" office:value-type="float" office:value="92014" calcext:value-type="float">
            <text:p>92,014</text:p>
          </table:table-cell>
          <table:table-cell table:style-name="ce3" office:value-type="float" office:value="261218" calcext:value-type="float">
            <text:p>261,218</text:p>
          </table:table-cell>
          <table:table-cell table:style-name="ce3" office:value-type="float" office:value="3671" calcext:value-type="float">
            <text:p>3,671</text:p>
          </table:table-cell>
          <table:table-cell table:style-name="ce3" office:value-type="float" office:value="264889" calcext:value-type="float">
            <text:p>264,88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4904" calcext:value-type="float">
            <text:p>264,904</text:p>
          </table:table-cell>
          <table:table-cell table:style-name="ce3" office:value-type="float" office:value="89742" calcext:value-type="float">
            <text:p>89,742</text:p>
          </table:table-cell>
          <table:table-cell table:style-name="ce3" office:value-type="float" office:value="354646" calcext:value-type="float">
            <text:p>354,646</text:p>
          </table:table-cell>
          <table:table-cell table:style-name="ce4" office:value-type="string" calcext:value-type="string">
            <text:p>74.69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/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5290" calcext:value-type="float">
            <text:p>25,290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6294" calcext:value-type="float">
            <text:p>36,294</text:p>
          </table:table-cell>
          <table:table-cell table:style-name="ce3" office:value-type="float" office:value="17320" calcext:value-type="float">
            <text:p>17,320</text:p>
          </table:table-cell>
          <table:table-cell table:style-name="ce3" office:value-type="float" office:value="45007" calcext:value-type="float">
            <text:p>45,007</text:p>
          </table:table-cell>
          <table:table-cell table:style-name="ce3" office:value-type="float" office:value="124400" calcext:value-type="float">
            <text:p>124,400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126043" calcext:value-type="float">
            <text:p>126,0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6053" calcext:value-type="float">
            <text:p>126,053</text:p>
          </table:table-cell>
          <table:table-cell table:style-name="ce3" office:value-type="float" office:value="40234" calcext:value-type="float">
            <text:p>40,234</text:p>
          </table:table-cell>
          <table:table-cell table:style-name="ce3" office:value-type="float" office:value="166287" calcext:value-type="float">
            <text:p>166,287</text:p>
          </table:table-cell>
          <table:table-cell table:style-name="ce4" office:value-type="string" calcext:value-type="string">
            <text:p>75.8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育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1659" calcext:value-type="float">
            <text:p>1,659</text:p>
          </table:table-cell>
          <table:table-cell table:style-name="ce4" office:value-type="string" calcext:value-type="string">
            <text:p>45.4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親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783" calcext:value-type="float">
            <text:p>1,783</text:p>
          </table:table-cell>
          <table:table-cell table:style-name="ce4" office:value-type="string" calcext:value-type="string">
            <text:p>76.7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榮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75" calcext:value-type="float">
            <text:p>275</text:p>
          </table:table-cell>
          <table:table-cell table:style-name="ce4" office:value-type="string" calcext:value-type="string">
            <text:p>62.9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506" calcext:value-type="float">
            <text:p>506</text:p>
          </table:table-cell>
          <table:table-cell table:style-name="ce4" office:value-type="string" calcext:value-type="string">
            <text:p>78.0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42" calcext:value-type="float">
            <text:p>542</text:p>
          </table:table-cell>
          <table:table-cell table:style-name="ce4" office:value-type="string" calcext:value-type="string">
            <text:p>74.1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27" calcext:value-type="float">
            <text:p>527</text:p>
          </table:table-cell>
          <table:table-cell table:style-name="ce4" office:value-type="string" calcext:value-type="string">
            <text:p>74.7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錦華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836" calcext:value-type="float">
            <text:p>1,836</text:p>
          </table:table-cell>
          <table:table-cell table:style-name="ce4" office:value-type="string" calcext:value-type="string">
            <text:p>75.4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文華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3284" calcext:value-type="float">
            <text:p>3,28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317" calcext:value-type="float">
            <text:p>3,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7" calcext:value-type="float">
            <text:p>3,317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4370" calcext:value-type="float">
            <text:p>4,370</text:p>
          </table:table-cell>
          <table:table-cell table:style-name="ce4" office:value-type="string" calcext:value-type="string">
            <text:p>75.9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復中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2894" calcext:value-type="float">
            <text:p>2,89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24" calcext:value-type="float">
            <text:p>2,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4" calcext:value-type="float">
            <text:p>2,924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3939" calcext:value-type="float">
            <text:p>3,939</text:p>
          </table:table-cell>
          <table:table-cell table:style-name="ce4" office:value-type="string" calcext:value-type="string">
            <text:p>74.2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3545" calcext:value-type="float">
            <text:p>3,54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586" calcext:value-type="float">
            <text:p>3,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6" calcext:value-type="float">
            <text:p>3,586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4783" calcext:value-type="float">
            <text:p>4,783</text:p>
          </table:table-cell>
          <table:table-cell table:style-name="ce4" office:value-type="string" calcext:value-type="string">
            <text:p>74.9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3344" calcext:value-type="float">
            <text:p>3,34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382" calcext:value-type="float">
            <text:p>3,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2" calcext:value-type="float">
            <text:p>3,382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4443" calcext:value-type="float">
            <text:p>4,443</text:p>
          </table:table-cell>
          <table:table-cell table:style-name="ce4" office:value-type="string" calcext:value-type="string">
            <text:p>76.1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園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4447" calcext:value-type="float">
            <text:p>4,44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92" calcext:value-type="float">
            <text:p>4,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2" calcext:value-type="float">
            <text:p>4,492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5678" calcext:value-type="float">
            <text:p>5,678</text:p>
          </table:table-cell>
          <table:table-cell table:style-name="ce4" office:value-type="string" calcext:value-type="string">
            <text:p>79.1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2271" calcext:value-type="float">
            <text:p>2,27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298" calcext:value-type="float">
            <text:p>2,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8" calcext:value-type="float">
            <text:p>2,298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103" calcext:value-type="float">
            <text:p>3,103</text:p>
          </table:table-cell>
          <table:table-cell table:style-name="ce4" office:value-type="string" calcext:value-type="string">
            <text:p>74.0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建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687" calcext:value-type="float">
            <text:p>1,68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280" calcext:value-type="float">
            <text:p>2,280</text:p>
          </table:table-cell>
          <table:table-cell table:style-name="ce4" office:value-type="string" calcext:value-type="string">
            <text:p>75.0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2198" calcext:value-type="float">
            <text:p>2,19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21" calcext:value-type="float">
            <text:p>2,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1" calcext:value-type="float">
            <text:p>2,221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902" calcext:value-type="float">
            <text:p>2,902</text:p>
          </table:table-cell>
          <table:table-cell table:style-name="ce4" office:value-type="string" calcext:value-type="string">
            <text:p>76.5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綠水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4584" calcext:value-type="float">
            <text:p>4,58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644" calcext:value-type="float">
            <text:p>4,6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45" calcext:value-type="float">
            <text:p>4,645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6015" calcext:value-type="float">
            <text:p>6,015</text:p>
          </table:table-cell>
          <table:table-cell table:style-name="ce4" office:value-type="string" calcext:value-type="string">
            <text:p>77.2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127" calcext:value-type="float">
            <text:p>3,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7" calcext:value-type="float">
            <text:p>3,127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3827" calcext:value-type="float">
            <text:p>3,827</text:p>
          </table:table-cell>
          <table:table-cell table:style-name="ce4" office:value-type="string" calcext:value-type="string">
            <text:p>81.7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103" calcext:value-type="float">
            <text:p>2,10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756" calcext:value-type="float">
            <text:p>2,756</text:p>
          </table:table-cell>
          <table:table-cell table:style-name="ce4" office:value-type="string" calcext:value-type="string">
            <text:p>77.3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前溪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611" calcext:value-type="float">
            <text:p>2,611</text:p>
          </table:table-cell>
          <table:table-cell table:style-name="ce4" office:value-type="string" calcext:value-type="string">
            <text:p>74.2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324" calcext:value-type="float">
            <text:p>2,32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360" calcext:value-type="float">
            <text:p>2,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0" calcext:value-type="float">
            <text:p>2,36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3129" calcext:value-type="float">
            <text:p>3,129</text:p>
          </table:table-cell>
          <table:table-cell table:style-name="ce4" office:value-type="string" calcext:value-type="string">
            <text:p>75.4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千甲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960" calcext:value-type="float">
            <text:p>1,960</text:p>
          </table:table-cell>
          <table:table-cell table:style-name="ce4" office:value-type="string" calcext:value-type="string">
            <text:p>73.7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豐功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3261" calcext:value-type="float">
            <text:p>3,26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301" calcext:value-type="float">
            <text:p>3,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02" calcext:value-type="float">
            <text:p>3,302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4293" calcext:value-type="float">
            <text:p>4,293</text:p>
          </table:table-cell>
          <table:table-cell table:style-name="ce4" office:value-type="string" calcext:value-type="string">
            <text:p>76.8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武功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2893" calcext:value-type="float">
            <text:p>2,89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931" calcext:value-type="float">
            <text:p>2,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1" calcext:value-type="float">
            <text:p>2,931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781" calcext:value-type="float">
            <text:p>3,781</text:p>
          </table:table-cell>
          <table:table-cell table:style-name="ce4" office:value-type="string" calcext:value-type="string">
            <text:p>77.5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14" calcext:value-type="float">
            <text:p>1,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4" calcext:value-type="float">
            <text:p>1,914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592" calcext:value-type="float">
            <text:p>2,592</text:p>
          </table:table-cell>
          <table:table-cell table:style-name="ce4" office:value-type="string" calcext:value-type="string">
            <text:p>73.8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立功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string" calcext:value-type="string">
            <text:p>69.2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2863" calcext:value-type="float">
            <text:p>2,86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89" calcext:value-type="float">
            <text:p>2,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9" calcext:value-type="float">
            <text:p>2,889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707" calcext:value-type="float">
            <text:p>3,707</text:p>
          </table:table-cell>
          <table:table-cell table:style-name="ce4" office:value-type="string" calcext:value-type="string">
            <text:p>77.9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2101" calcext:value-type="float">
            <text:p>2,10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128" calcext:value-type="float">
            <text:p>2,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8" calcext:value-type="float">
            <text:p>2,128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780" calcext:value-type="float">
            <text:p>2,780</text:p>
          </table:table-cell>
          <table:table-cell table:style-name="ce4" office:value-type="string" calcext:value-type="string">
            <text:p>76.5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48" calcext:value-type="float">
            <text:p>1,9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85" calcext:value-type="float">
            <text:p>1,885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7341" calcext:value-type="float">
            <text:p>7,34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7429" calcext:value-type="float">
            <text:p>7,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9" calcext:value-type="float">
            <text:p>7,429</text:p>
          </table:table-cell>
          <table:table-cell table:style-name="ce3" office:value-type="float" office:value="1922" calcext:value-type="float">
            <text:p>1,922</text:p>
          </table:table-cell>
          <table:table-cell table:style-name="ce3" office:value-type="float" office:value="9351" calcext:value-type="float">
            <text:p>9,351</text:p>
          </table:table-cell>
          <table:table-cell table:style-name="ce4" office:value-type="string" calcext:value-type="string">
            <text:p>79.4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科園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863" calcext:value-type="float">
            <text:p>1,863</text:p>
          </table:table-cell>
          <table:table-cell table:style-name="ce3" office:value-type="float" office:value="4669" calcext:value-type="float">
            <text:p>4,66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729" calcext:value-type="float">
            <text:p>4,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9" calcext:value-type="float">
            <text:p>4,729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5938" calcext:value-type="float">
            <text:p>5,938</text:p>
          </table:table-cell>
          <table:table-cell table:style-name="ce4" office:value-type="string" calcext:value-type="string">
            <text:p>79.6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5418" calcext:value-type="float">
            <text:p>5,41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5484" calcext:value-type="float">
            <text:p>5,4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85" calcext:value-type="float">
            <text:p>5,485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6890" calcext:value-type="float">
            <text:p>6,890</text:p>
          </table:table-cell>
          <table:table-cell table:style-name="ce4" office:value-type="string" calcext:value-type="string">
            <text:p>79.5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3730" calcext:value-type="float">
            <text:p>3,73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793" calcext:value-type="float">
            <text:p>3,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3" calcext:value-type="float">
            <text:p>3,793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5014" calcext:value-type="float">
            <text:p>5,014</text:p>
          </table:table-cell>
          <table:table-cell table:style-name="ce4" office:value-type="string" calcext:value-type="string">
            <text:p>75.6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關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129" calcext:value-type="float">
            <text:p>3,12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168" calcext:value-type="float">
            <text:p>3,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8" calcext:value-type="float">
            <text:p>3,168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985" calcext:value-type="float">
            <text:p>3,985</text:p>
          </table:table-cell>
          <table:table-cell table:style-name="ce4" office:value-type="string" calcext:value-type="string">
            <text:p>79.5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關東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3426" calcext:value-type="float">
            <text:p>3,42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495" calcext:value-type="float">
            <text:p>3,4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96" calcext:value-type="float">
            <text:p>3,496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4702" calcext:value-type="float">
            <text:p>4,702</text:p>
          </table:table-cell>
          <table:table-cell table:style-name="ce4" office:value-type="string" calcext:value-type="string">
            <text:p>74.3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金山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3742" calcext:value-type="float">
            <text:p>3,74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806" calcext:value-type="float">
            <text:p>3,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6" calcext:value-type="float">
            <text:p>3,806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5128" calcext:value-type="float">
            <text:p>5,128</text:p>
          </table:table-cell>
          <table:table-cell table:style-name="ce4" office:value-type="string" calcext:value-type="string">
            <text:p>74.2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仙水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3284" calcext:value-type="float">
            <text:p>3,28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326" calcext:value-type="float">
            <text:p>3,3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30" calcext:value-type="float">
            <text:p>3,33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4241" calcext:value-type="float">
            <text:p>4,241</text:p>
          </table:table-cell>
          <table:table-cell table:style-name="ce4" office:value-type="string" calcext:value-type="string">
            <text:p>78.4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仙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191" calcext:value-type="float">
            <text:p>1,191</text:p>
          </table:table-cell>
          <table:table-cell table:style-name="ce4" office:value-type="string" calcext:value-type="string">
            <text:p>75.7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關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48" calcext:value-type="float">
            <text:p>448</text:p>
          </table:table-cell>
          <table:table-cell table:style-name="ce4" office:value-type="string" calcext:value-type="string">
            <text:p>75.6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81" calcext:value-type="float">
            <text:p>681</text:p>
          </table:table-cell>
          <table:table-cell table:style-name="ce4" office:value-type="string" calcext:value-type="string">
            <text:p>76.3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南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17" calcext:value-type="float">
            <text:p>817</text:p>
          </table:table-cell>
          <table:table-cell table:style-name="ce4" office:value-type="string" calcext:value-type="string">
            <text:p>71.4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399" calcext:value-type="float">
            <text:p>1,399</text:p>
          </table:table-cell>
          <table:table-cell table:style-name="ce4" office:value-type="string" calcext:value-type="string">
            <text:p>76.4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3856" calcext:value-type="float">
            <text:p>3,85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907" calcext:value-type="float">
            <text:p>3,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7" calcext:value-type="float">
            <text:p>3,907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5296" calcext:value-type="float">
            <text:p>5,296</text:p>
          </table:table-cell>
          <table:table-cell table:style-name="ce4" office:value-type="string" calcext:value-type="string">
            <text:p>73.7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47" calcext:value-type="float">
            <text:p>2,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7" calcext:value-type="float">
            <text:p>2,247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993" calcext:value-type="float">
            <text:p>2,993</text:p>
          </table:table-cell>
          <table:table-cell table:style-name="ce4" office:value-type="string" calcext:value-type="string">
            <text:p>75.0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寺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32" calcext:value-type="float">
            <text:p>732</text:p>
          </table:table-cell>
          <table:table-cell table:style-name="ce4" office:value-type="string" calcext:value-type="string">
            <text:p>73.9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竹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70.8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下竹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17" calcext:value-type="float">
            <text:p>417</text:p>
          </table:table-cell>
          <table:table-cell table:style-name="ce4" office:value-type="string" calcext:value-type="string">
            <text:p>76.0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頂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1998" calcext:value-type="float">
            <text:p>1,99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37" calcext:value-type="float">
            <text:p>2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7" calcext:value-type="float">
            <text:p>2,037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673" calcext:value-type="float">
            <text:p>2,673</text:p>
          </table:table-cell>
          <table:table-cell table:style-name="ce4" office:value-type="string" calcext:value-type="string">
            <text:p>76.2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南大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310" calcext:value-type="float">
            <text:p>1,310</text:p>
          </table:table-cell>
          <table:table-cell table:style-name="ce4" office:value-type="string" calcext:value-type="string">
            <text:p>74.2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371" calcext:value-type="float">
            <text:p>2,37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399" calcext:value-type="float">
            <text:p>2,3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0" calcext:value-type="float">
            <text:p>2,40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255" calcext:value-type="float">
            <text:p>3,255</text:p>
          </table:table-cell>
          <table:table-cell table:style-name="ce4" office:value-type="string" calcext:value-type="string">
            <text:p>73.7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光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495" calcext:value-type="float">
            <text:p>2,49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533" calcext:value-type="float">
            <text:p>2,5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34" calcext:value-type="float">
            <text:p>2,534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3419" calcext:value-type="float">
            <text:p>3,419</text:p>
          </table:table-cell>
          <table:table-cell table:style-name="ce4" office:value-type="string" calcext:value-type="string">
            <text:p>74.0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高峰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3968" calcext:value-type="float">
            <text:p>3,96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006" calcext:value-type="float">
            <text:p>4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6" calcext:value-type="float">
            <text:p>4,006</text:p>
          </table:table-cell>
          <table:table-cell table:style-name="ce3" office:value-type="float" office:value="1465" calcext:value-type="float">
            <text:p>1,465</text:p>
          </table:table-cell>
          <table:table-cell table:style-name="ce3" office:value-type="float" office:value="5471" calcext:value-type="float">
            <text:p>5,471</text:p>
          </table:table-cell>
          <table:table-cell table:style-name="ce4" office:value-type="string" calcext:value-type="string">
            <text:p>73.2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湖濱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2542" calcext:value-type="float">
            <text:p>2,54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580" calcext:value-type="float">
            <text:p>2,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0" calcext:value-type="float">
            <text:p>2,58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368" calcext:value-type="float">
            <text:p>3,368</text:p>
          </table:table-cell>
          <table:table-cell table:style-name="ce4" office:value-type="string" calcext:value-type="string">
            <text:p>76.6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柴橋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3804" calcext:value-type="float">
            <text:p>3,80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865" calcext:value-type="float">
            <text:p>3,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5" calcext:value-type="float">
            <text:p>3,865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5189" calcext:value-type="float">
            <text:p>5,189</text:p>
          </table:table-cell>
          <table:table-cell table:style-name="ce4" office:value-type="string" calcext:value-type="string">
            <text:p>74.4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明湖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3254" calcext:value-type="float">
            <text:p>3,25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324" calcext:value-type="float">
            <text:p>3,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4" calcext:value-type="float">
            <text:p>3,324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4791" calcext:value-type="float">
            <text:p>4,791</text:p>
          </table:table-cell>
          <table:table-cell table:style-name="ce4" office:value-type="string" calcext:value-type="string">
            <text:p>69.38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北區</text:p>
          </table:table-cell>
          <table:table-cell table:style-name="ce2"/>
          <table:table-cell table:style-name="ce3" office:value-type="float" office:value="89" calcext:value-type="float">
            <text:p>8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7395" calcext:value-type="float">
            <text:p>17,39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0191" calcext:value-type="float">
            <text:p>30,191</text:p>
          </table:table-cell>
          <table:table-cell table:style-name="ce3" office:value-type="float" office:value="10559" calcext:value-type="float">
            <text:p>10,559</text:p>
          </table:table-cell>
          <table:table-cell table:style-name="ce3" office:value-type="float" office:value="31525" calcext:value-type="float">
            <text:p>31,525</text:p>
          </table:table-cell>
          <table:table-cell table:style-name="ce3" office:value-type="float" office:value="90153" calcext:value-type="float">
            <text:p>90,153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91457" calcext:value-type="float">
            <text:p>91,4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461" calcext:value-type="float">
            <text:p>91,461</text:p>
          </table:table-cell>
          <table:table-cell table:style-name="ce3" office:value-type="float" office:value="32253" calcext:value-type="float">
            <text:p>32,253</text:p>
          </table:table-cell>
          <table:table-cell table:style-name="ce3" office:value-type="float" office:value="123714" calcext:value-type="float">
            <text:p>123,714</text:p>
          </table:table-cell>
          <table:table-cell table:style-name="ce4" office:value-type="string" calcext:value-type="string">
            <text:p>73.9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51" calcext:value-type="float">
            <text:p>551</text:p>
          </table:table-cell>
          <table:table-cell table:style-name="ce4" office:value-type="string" calcext:value-type="string">
            <text:p>71.1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45" calcext:value-type="float">
            <text:p>445</text:p>
          </table:table-cell>
          <table:table-cell table:style-name="ce4" office:value-type="string" calcext:value-type="string">
            <text:p>71.9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潛園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74.2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崇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73.3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石坊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93" calcext:value-type="float">
            <text:p>493</text:p>
          </table:table-cell>
          <table:table-cell table:style-name="ce4" office:value-type="string" calcext:value-type="string">
            <text:p>72.8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277" calcext:value-type="float">
            <text:p>1,277</text:p>
          </table:table-cell>
          <table:table-cell table:style-name="ce4" office:value-type="string" calcext:value-type="string">
            <text:p>75.1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61" calcext:value-type="float">
            <text:p>661</text:p>
          </table:table-cell>
          <table:table-cell table:style-name="ce4" office:value-type="string" calcext:value-type="string">
            <text:p>70.9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育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423" calcext:value-type="float">
            <text:p>2,42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57" calcext:value-type="float">
            <text:p>2,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7" calcext:value-type="float">
            <text:p>2,457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270" calcext:value-type="float">
            <text:p>3,270</text:p>
          </table:table-cell>
          <table:table-cell table:style-name="ce4" office:value-type="string" calcext:value-type="string">
            <text:p>75.1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台溪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459" calcext:value-type="float">
            <text:p>1,459</text:p>
          </table:table-cell>
          <table:table-cell table:style-name="ce4" office:value-type="string" calcext:value-type="string">
            <text:p>67.5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曲溪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3499" calcext:value-type="float">
            <text:p>3,49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552" calcext:value-type="float">
            <text:p>3,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2" calcext:value-type="float">
            <text:p>3,552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5004" calcext:value-type="float">
            <text:p>5,004</text:p>
          </table:table-cell>
          <table:table-cell table:style-name="ce4" office:value-type="string" calcext:value-type="string">
            <text:p>70.9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西雅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012" calcext:value-type="float">
            <text:p>2,0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34" calcext:value-type="float">
            <text:p>2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4" calcext:value-type="float">
            <text:p>2,034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733" calcext:value-type="float">
            <text:p>2,733</text:p>
          </table:table-cell>
          <table:table-cell table:style-name="ce4" office:value-type="string" calcext:value-type="string">
            <text:p>74.4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客雅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684" calcext:value-type="float">
            <text:p>1,684</text:p>
          </table:table-cell>
          <table:table-cell table:style-name="ce4" office:value-type="string" calcext:value-type="string">
            <text:p>76.7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雅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272" calcext:value-type="float">
            <text:p>3,272</text:p>
          </table:table-cell>
          <table:table-cell table:style-name="ce4" office:value-type="string" calcext:value-type="string">
            <text:p>75.4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146" calcext:value-type="float">
            <text:p>3,14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4151" calcext:value-type="float">
            <text:p>4,151</text:p>
          </table:table-cell>
          <table:table-cell table:style-name="ce4" office:value-type="string" calcext:value-type="string">
            <text:p>76.8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鵬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85" calcext:value-type="float">
            <text:p>185</text:p>
          </table:table-cell>
          <table:table-cell table:style-name="ce4" office:value-type="string" calcext:value-type="string">
            <text:p>68.1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75.1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7.0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78.9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539" calcext:value-type="float">
            <text:p>1,539</text:p>
          </table:table-cell>
          <table:table-cell table:style-name="ce4" office:value-type="string" calcext:value-type="string">
            <text:p>73.1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長和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333" calcext:value-type="float">
            <text:p>1,333</text:p>
          </table:table-cell>
          <table:table-cell table:style-name="ce4" office:value-type="string" calcext:value-type="string">
            <text:p>72.6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47" calcext:value-type="float">
            <text:p>947</text:p>
          </table:table-cell>
          <table:table-cell table:style-name="ce4" office:value-type="string" calcext:value-type="string">
            <text:p>72.9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民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198" calcext:value-type="float">
            <text:p>3,19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267" calcext:value-type="float">
            <text:p>3,2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68" calcext:value-type="float">
            <text:p>3,268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4523" calcext:value-type="float">
            <text:p>4,523</text:p>
          </table:table-cell>
          <table:table-cell table:style-name="ce4" office:value-type="string" calcext:value-type="string">
            <text:p>72.2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磐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3733" calcext:value-type="float">
            <text:p>3,73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785" calcext:value-type="float">
            <text:p>3,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5" calcext:value-type="float">
            <text:p>3,785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5095" calcext:value-type="float">
            <text:p>5,095</text:p>
          </table:table-cell>
          <table:table-cell table:style-name="ce4" office:value-type="string" calcext:value-type="string">
            <text:p>74.2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雅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3119" calcext:value-type="float">
            <text:p>3,11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170" calcext:value-type="float">
            <text:p>3,1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72" calcext:value-type="float">
            <text:p>3,172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4368" calcext:value-type="float">
            <text:p>4,368</text:p>
          </table:table-cell>
          <table:table-cell table:style-name="ce4" office:value-type="string" calcext:value-type="string">
            <text:p>72.5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文雅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2921" calcext:value-type="float">
            <text:p>2,92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950" calcext:value-type="float">
            <text:p>2,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0" calcext:value-type="float">
            <text:p>2,95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3870" calcext:value-type="float">
            <text:p>3,870</text:p>
          </table:table-cell>
          <table:table-cell table:style-name="ce4" office:value-type="string" calcext:value-type="string">
            <text:p>76.2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水田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339" calcext:value-type="float">
            <text:p>2,33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65" calcext:value-type="float">
            <text:p>2,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5" calcext:value-type="float">
            <text:p>2,365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3145" calcext:value-type="float">
            <text:p>3,145</text:p>
          </table:table-cell>
          <table:table-cell table:style-name="ce4" office:value-type="string" calcext:value-type="string">
            <text:p>75.2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光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968" calcext:value-type="float">
            <text:p>1,968</text:p>
          </table:table-cell>
          <table:table-cell table:style-name="ce4" office:value-type="string" calcext:value-type="string">
            <text:p>75.2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2430" calcext:value-type="float">
            <text:p>2,43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4059" calcext:value-type="float">
            <text:p>4,059</text:p>
          </table:table-cell>
          <table:table-cell table:style-name="ce4" office:value-type="string" calcext:value-type="string">
            <text:p>60.8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3435" calcext:value-type="float">
            <text:p>3,43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482" calcext:value-type="float">
            <text:p>3,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2" calcext:value-type="float">
            <text:p>3,482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4663" calcext:value-type="float">
            <text:p>4,663</text:p>
          </table:table-cell>
          <table:table-cell table:style-name="ce4" office:value-type="string" calcext:value-type="string">
            <text:p>74.6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湳雅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1964" calcext:value-type="float">
            <text:p>1,96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644" calcext:value-type="float">
            <text:p>2,644</text:p>
          </table:table-cell>
          <table:table-cell table:style-name="ce4" office:value-type="string" calcext:value-type="string">
            <text:p>75.4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金雅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815" calcext:value-type="float">
            <text:p>2,81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865" calcext:value-type="float">
            <text:p>2,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5" calcext:value-type="float">
            <text:p>2,865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3528" calcext:value-type="float">
            <text:p>3,528</text:p>
          </table:table-cell>
          <table:table-cell table:style-name="ce4" office:value-type="string" calcext:value-type="string">
            <text:p>81.2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湳中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5028" calcext:value-type="float">
            <text:p>5,02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089" calcext:value-type="float">
            <text:p>5,0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9" calcext:value-type="float">
            <text:p>5,089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6565" calcext:value-type="float">
            <text:p>6,565</text:p>
          </table:table-cell>
          <table:table-cell table:style-name="ce4" office:value-type="string" calcext:value-type="string">
            <text:p>77.5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4286" calcext:value-type="float">
            <text:p>4,28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340" calcext:value-type="float">
            <text:p>4,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0" calcext:value-type="float">
            <text:p>4,340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5747" calcext:value-type="float">
            <text:p>5,747</text:p>
          </table:table-cell>
          <table:table-cell table:style-name="ce4" office:value-type="string" calcext:value-type="string">
            <text:p>75.5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金竹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4185" calcext:value-type="float">
            <text:p>4,18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242" calcext:value-type="float">
            <text:p>4,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2" calcext:value-type="float">
            <text:p>4,242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5635" calcext:value-type="float">
            <text:p>5,635</text:p>
          </table:table-cell>
          <table:table-cell table:style-name="ce4" office:value-type="string" calcext:value-type="string">
            <text:p>75.2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武陵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3204" calcext:value-type="float">
            <text:p>3,20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236" calcext:value-type="float">
            <text:p>3,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6" calcext:value-type="float">
            <text:p>3,236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4312" calcext:value-type="float">
            <text:p>4,312</text:p>
          </table:table-cell>
          <table:table-cell table:style-name="ce4" office:value-type="string" calcext:value-type="string">
            <text:p>75.0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2735" calcext:value-type="float">
            <text:p>2,73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74" calcext:value-type="float">
            <text:p>2,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4" calcext:value-type="float">
            <text:p>2,774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3686" calcext:value-type="float">
            <text:p>3,686</text:p>
          </table:table-cell>
          <table:table-cell table:style-name="ce4" office:value-type="string" calcext:value-type="string">
            <text:p>75.2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境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3247" calcext:value-type="float">
            <text:p>3,24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283" calcext:value-type="float">
            <text:p>3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3" calcext:value-type="float">
            <text:p>3,283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4395" calcext:value-type="float">
            <text:p>4,395</text:p>
          </table:table-cell>
          <table:table-cell table:style-name="ce4" office:value-type="string" calcext:value-type="string">
            <text:p>74.7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士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914" calcext:value-type="float">
            <text:p>1,914</text:p>
          </table:table-cell>
          <table:table-cell table:style-name="ce4" office:value-type="string" calcext:value-type="string">
            <text:p>75.1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古賢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96" calcext:value-type="float">
            <text:p>796</text:p>
          </table:table-cell>
          <table:table-cell table:style-name="ce4" office:value-type="string" calcext:value-type="string">
            <text:p>76.5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南寮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3836" calcext:value-type="float">
            <text:p>3,83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908" calcext:value-type="float">
            <text:p>3,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8" calcext:value-type="float">
            <text:p>3,908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5590" calcext:value-type="float">
            <text:p>5,590</text:p>
          </table:table-cell>
          <table:table-cell table:style-name="ce4" office:value-type="string" calcext:value-type="string">
            <text:p>69.9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康樂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343" calcext:value-type="float">
            <text:p>2,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3" calcext:value-type="float">
            <text:p>2,343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118" calcext:value-type="float">
            <text:p>3,118</text:p>
          </table:table-cell>
          <table:table-cell table:style-name="ce4" office:value-type="string" calcext:value-type="string">
            <text:p>75.1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2738" calcext:value-type="float">
            <text:p>2,73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779" calcext:value-type="float">
            <text:p>2,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9" calcext:value-type="float">
            <text:p>2,779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793" calcext:value-type="float">
            <text:p>3,793</text:p>
          </table:table-cell>
          <table:table-cell table:style-name="ce4" office:value-type="string" calcext:value-type="string">
            <text:p>73.2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080" calcext:value-type="float">
            <text:p>3,08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131" calcext:value-type="float">
            <text:p>3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1" calcext:value-type="float">
            <text:p>3,131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4420" calcext:value-type="float">
            <text:p>4,420</text:p>
          </table:table-cell>
          <table:table-cell table:style-name="ce4" office:value-type="string" calcext:value-type="string">
            <text:p>70.8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港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159" calcext:value-type="float">
            <text:p>2,159</text:p>
          </table:table-cell>
          <table:table-cell table:style-name="ce4" office:value-type="string" calcext:value-type="string">
            <text:p>70.4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舊港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46" calcext:value-type="float">
            <text:p>546</text:p>
          </table:table-cell>
          <table:table-cell table:style-name="ce4" office:value-type="string" calcext:value-type="string">
            <text:p>70.3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香山區</text:p>
          </table:table-cell>
          <table:table-cell table:style-name="ce2"/>
          <table:table-cell table:style-name="ce3" office:value-type="float" office:value="57" calcext:value-type="float">
            <text:p>5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8978" calcext:value-type="float">
            <text:p>8,97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6813" calcext:value-type="float">
            <text:p>16,813</text:p>
          </table:table-cell>
          <table:table-cell table:style-name="ce3" office:value-type="float" office:value="5144" calcext:value-type="float">
            <text:p>5,144</text:p>
          </table:table-cell>
          <table:table-cell table:style-name="ce3" office:value-type="float" office:value="15482" calcext:value-type="float">
            <text:p>15,482</text:p>
          </table:table-cell>
          <table:table-cell table:style-name="ce3" office:value-type="float" office:value="46665" calcext:value-type="float">
            <text:p>46,665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47389" calcext:value-type="float">
            <text:p>47,3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390" calcext:value-type="float">
            <text:p>47,390</text:p>
          </table:table-cell>
          <table:table-cell table:style-name="ce3" office:value-type="float" office:value="17255" calcext:value-type="float">
            <text:p>17,255</text:p>
          </table:table-cell>
          <table:table-cell table:style-name="ce3" office:value-type="float" office:value="64645" calcext:value-type="float">
            <text:p>64,645</text:p>
          </table:table-cell>
          <table:table-cell table:style-name="ce4" office:value-type="string" calcext:value-type="string">
            <text:p>73.3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3528" calcext:value-type="float">
            <text:p>3,52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565" calcext:value-type="float">
            <text:p>3,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5" calcext:value-type="float">
            <text:p>3,565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4874" calcext:value-type="float">
            <text:p>4,874</text:p>
          </table:table-cell>
          <table:table-cell table:style-name="ce4" office:value-type="string" calcext:value-type="string">
            <text:p>73.1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頂福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236" calcext:value-type="float">
            <text:p>3,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6" calcext:value-type="float">
            <text:p>3,236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4337" calcext:value-type="float">
            <text:p>4,337</text:p>
          </table:table-cell>
          <table:table-cell table:style-name="ce4" office:value-type="string" calcext:value-type="string">
            <text:p>74.6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102" calcext:value-type="float">
            <text:p>2,10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769" calcext:value-type="float">
            <text:p>2,769</text:p>
          </table:table-cell>
          <table:table-cell table:style-name="ce4" office:value-type="string" calcext:value-type="string">
            <text:p>76.9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3244" calcext:value-type="float">
            <text:p>3,24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287" calcext:value-type="float">
            <text:p>3,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7" calcext:value-type="float">
            <text:p>3,287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4688" calcext:value-type="float">
            <text:p>4,688</text:p>
          </table:table-cell>
          <table:table-cell table:style-name="ce4" office:value-type="string" calcext:value-type="string">
            <text:p>70.1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埔前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236" calcext:value-type="float">
            <text:p>2,23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269" calcext:value-type="float">
            <text:p>2,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9" calcext:value-type="float">
            <text:p>2,26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019" calcext:value-type="float">
            <text:p>3,019</text:p>
          </table:table-cell>
          <table:table-cell table:style-name="ce4" office:value-type="string" calcext:value-type="string">
            <text:p>75.1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樹下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023" calcext:value-type="float">
            <text:p>2,023</text:p>
          </table:table-cell>
          <table:table-cell table:style-name="ce4" office:value-type="string" calcext:value-type="string">
            <text:p>75.8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浸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351" calcext:value-type="float">
            <text:p>2,351</text:p>
          </table:table-cell>
          <table:table-cell table:style-name="ce4" office:value-type="string" calcext:value-type="string">
            <text:p>73.9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虎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143" calcext:value-type="float">
            <text:p>2,143</text:p>
          </table:table-cell>
          <table:table-cell table:style-name="ce4" office:value-type="string" calcext:value-type="string">
            <text:p>74.5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虎山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3705" calcext:value-type="float">
            <text:p>3,70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763" calcext:value-type="float">
            <text:p>3,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3" calcext:value-type="float">
            <text:p>3,763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5247" calcext:value-type="float">
            <text:p>5,247</text:p>
          </table:table-cell>
          <table:table-cell table:style-name="ce4" office:value-type="string" calcext:value-type="string">
            <text:p>71.7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港南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973" calcext:value-type="float">
            <text:p>1,97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05" calcext:value-type="float">
            <text:p>2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5" calcext:value-type="float">
            <text:p>2,005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675" calcext:value-type="float">
            <text:p>2,675</text:p>
          </table:table-cell>
          <table:table-cell table:style-name="ce4" office:value-type="string" calcext:value-type="string">
            <text:p>74.9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香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2991" calcext:value-type="float">
            <text:p>2,99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044" calcext:value-type="float">
            <text:p>3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4" calcext:value-type="float">
            <text:p>3,044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4009" calcext:value-type="float">
            <text:p>4,009</text:p>
          </table:table-cell>
          <table:table-cell table:style-name="ce4" office:value-type="string" calcext:value-type="string">
            <text:p>75.9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香村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2588" calcext:value-type="float">
            <text:p>2,58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20" calcext:value-type="float">
            <text:p>2,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0" calcext:value-type="float">
            <text:p>2,620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3609" calcext:value-type="float">
            <text:p>3,609</text:p>
          </table:table-cell>
          <table:table-cell table:style-name="ce4" office:value-type="string" calcext:value-type="string">
            <text:p>72.6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072" calcext:value-type="float">
            <text:p>3,07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111" calcext:value-type="float">
            <text:p>3,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1" calcext:value-type="float">
            <text:p>3,111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4179" calcext:value-type="float">
            <text:p>4,179</text:p>
          </table:table-cell>
          <table:table-cell table:style-name="ce4" office:value-type="string" calcext:value-type="string">
            <text:p>74.4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060" calcext:value-type="float">
            <text:p>2,06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86" calcext:value-type="float">
            <text:p>2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6" calcext:value-type="float">
            <text:p>2,086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765" calcext:value-type="float">
            <text:p>2,765</text:p>
          </table:table-cell>
          <table:table-cell table:style-name="ce4" office:value-type="string" calcext:value-type="string">
            <text:p>75.4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美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83" calcext:value-type="float">
            <text:p>1,083</text:p>
          </table:table-cell>
          <table:table-cell table:style-name="ce4" office:value-type="string" calcext:value-type="string">
            <text:p>71.1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朝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089" calcext:value-type="float">
            <text:p>2,089</text:p>
          </table:table-cell>
          <table:table-cell table:style-name="ce4" office:value-type="string" calcext:value-type="string">
            <text:p>72.0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海山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177" calcext:value-type="float">
            <text:p>2,177</text:p>
          </table:table-cell>
          <table:table-cell table:style-name="ce4" office:value-type="string" calcext:value-type="string">
            <text:p>74.6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鹽水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417" calcext:value-type="float">
            <text:p>1,417</text:p>
          </table:table-cell>
          <table:table-cell table:style-name="ce4" office:value-type="string" calcext:value-type="string">
            <text:p>72.6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2827" calcext:value-type="float">
            <text:p>2,82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891" calcext:value-type="float">
            <text:p>2,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1" calcext:value-type="float">
            <text:p>2,891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4109" calcext:value-type="float">
            <text:p>4,109</text:p>
          </table:table-cell>
          <table:table-cell table:style-name="ce4" office:value-type="string" calcext:value-type="string">
            <text:p>70.3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28" calcext:value-type="float">
            <text:p>728</text:p>
          </table:table-cell>
          <table:table-cell table:style-name="ce4" office:value-type="string" calcext:value-type="string">
            <text:p>69.0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隘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816" calcext:value-type="float">
            <text:p>1,816</text:p>
          </table:table-cell>
          <table:table-cell table:style-name="ce4" office:value-type="string" calcext:value-type="string">
            <text:p>70.2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南隘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71.3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2.5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48" calcext:value-type="float">
            <text:p>948</text:p>
          </table:table-cell>
          <table:table-cell table:style-name="ce4" office:value-type="string" calcext:value-type="string">
            <text:p>69.30</text:p>
          </table:table-cell>
          <table:table-cell table:number-columns-repeated="1007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新竹市選舉區" style:display-name="PageStyle_新竹市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5:01</meta:creation-date>
    <meta:initial-creator>Apache POI</meta:initial-creator>
    <meta:generator>LibreOffice/6.0.7.3$Linux_X86_64 LibreOffice_project/00m0$Build-3</meta:generator>
    <meta:document-statistic meta:table-count="1" meta:cell-count="2035" meta:object-count="0"/>
  </office:meta>
</office:document-meta>
</file>